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00" draw:textarea-horizontal-align="justify" draw:textarea-vertical-align="middle" draw:auto-grow-height="false" fo:min-height="4.576cm" fo:min-width="4.072cm"/>
      <style:paragraph-properties style:writing-mode="lr-tb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 fo:min-height="1.528cm" fo:min-width="8.39cm"/>
      <style:paragraph-properties style:writing-mode="lr-tb"/>
    </style:style>
    <style:style style:name="gr3" style:family="graphic" style:parent-style-name="standard" style:list-style-name="L1">
      <style:graphic-properties draw:fill="solid" draw:fill-color="#ff420e" draw:textarea-horizontal-align="justify" draw:textarea-vertical-align="middle" draw:auto-grow-height="false" fo:min-height="1.528cm" fo:min-width="8.39cm"/>
      <style:paragraph-properties style:writing-mode="lr-tb"/>
    </style:style>
    <style:style style:name="gr4" style:family="graphic" style:parent-style-name="standard" style:list-style-name="L1">
      <style:graphic-properties draw:fill="solid" draw:fill-color="#ff420e" draw:textarea-horizontal-align="justify" draw:textarea-vertical-align="middle" draw:auto-grow-height="false" fo:min-height="1.528cm" fo:min-width="8.39cm"/>
      <style:paragraph-properties style:writing-mode="lr-tb"/>
    </style:style>
    <style:style style:name="gr5" style:family="graphic" style:parent-style-name="standard" style:list-style-name="L1">
      <style:graphic-properties draw:fill="solid" draw:fill-color="#ff420e" draw:textarea-horizontal-align="justify" draw:textarea-vertical-align="middle" draw:auto-grow-height="false" fo:min-height="1.528cm" fo:min-width="8.39cm"/>
      <style:paragraph-properties style:writing-mode="lr-tb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4.576cm" fo:min-width="4.58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draw:fill="solid" draw:fill-color="#ffff00" draw:opacity="30%" draw:textarea-horizontal-align="justify" draw:textarea-vertical-align="middle" draw:auto-grow-height="false" fo:min-height="13.996cm" fo:min-width="4.834cm" draw:shadow-opacity="30%"/>
      <style:paragraph-properties style:writing-mode="lr-tb"/>
    </style:style>
    <style:style style:name="gr9" style:family="graphic" style:parent-style-name="standard">
      <style:graphic-properties draw:stroke="none" draw:fill="solid" draw:fill-color="#ff420e" draw:opacity="30%" draw:textarea-horizontal-align="justify" draw:textarea-vertical-align="middle" draw:auto-grow-height="false" fo:min-height="13.996cm" fo:min-width="11.184cm" draw:shadow-opacity="30%"/>
      <style:paragraph-properties style:writing-mode="lr-tb"/>
    </style:style>
    <style:style style:name="gr10" style:family="graphic" style:parent-style-name="standard">
      <style:graphic-properties draw:stroke="none" draw:fill="solid" draw:fill-color="#ff0000" draw:opacity="30%" draw:textarea-horizontal-align="justify" draw:textarea-vertical-align="middle" draw:auto-grow-height="false" fo:min-height="13.996cm" fo:min-width="5.48cm" draw:shadow-opacity="30%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00"/>
      <style:paragraph-properties fo:text-align="center" style:writing-mode="lr-tb"/>
    </style:style>
    <style:style style:name="P3" style:family="paragraph">
      <loext:graphic-properties draw:fill="solid" draw:fill-color="#ff420e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ff420e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 draw:fill-color="#ff0000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00" draw:opacity="30%"/>
      <style:paragraph-properties fo:text-align="center"/>
    </style:style>
    <style:style style:name="P10" style:family="paragraph">
      <loext:graphic-properties draw:fill="solid" draw:fill-color="#ff420e" draw:opacity="30%"/>
      <style:paragraph-properties fo:text-align="center"/>
    </style:style>
    <style:style style:name="P11" style:family="paragraph">
      <loext:graphic-properties draw:fill="solid" draw:fill-color="#ff0000" draw:opacity="30%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2" xml:id="id1" draw:id="id1" draw:layer="layout" svg:width="4.572cm" svg:height="4.826cm" svg:x="1.016cm" svg:y="6.88cm">
              <text:p text:style-name="P1">Download</text:p>
              <text:p text:style-name="P1">Raw data from</text:p>
              <text:p text:style-name="P1">FAOSTAT</text:p>
              <draw:enhanced-geometry svg:viewBox="0 0 21600 21600" draw:type="rectangle" draw:enhanced-path="M 0 0 L 21600 0 21600 21600 0 21600 0 0 Z N"/>
            </draw:custom-shape>
            <draw:custom-shape draw:style-name="gr2" draw:text-style-name="P3" xml:id="id2" draw:id="id2" draw:layer="layout" svg:width="8.89cm" svg:height="1.778cm" svg:x="7.62cm" svg:y="3.764cm">
              <text:p text:style-name="P1">Fill Land Use Table</text:p>
              <draw:enhanced-geometry svg:viewBox="0 0 21600 21600" draw:type="rectangle" draw:enhanced-path="M 0 0 L 21600 0 21600 21600 0 21600 0 0 Z N"/>
            </draw:custom-shape>
            <draw:custom-shape draw:style-name="gr3" draw:text-style-name="P5" xml:id="id3" draw:id="id3" draw:layer="layout" svg:width="8.89cm" svg:height="1.778cm" svg:x="7.62cm" svg:y="6.864cm">
              <text:p text:style-name="P4">Fill Crop Production Table</text:p>
              <draw:enhanced-geometry svg:viewBox="0 0 21600 21600" draw:type="rectangle" draw:enhanced-path="M 0 0 L 21600 0 21600 21600 0 21600 0 0 Z N"/>
            </draw:custom-shape>
            <draw:custom-shape draw:style-name="gr4" draw:text-style-name="P5" xml:id="id4" draw:id="id4" draw:layer="layout" svg:width="8.89cm" svg:height="1.778cm" svg:x="7.62cm" svg:y="9.864cm">
              <text:p text:style-name="P4">Fill Crop Harvest Table</text:p>
              <draw:enhanced-geometry svg:viewBox="0 0 21600 21600" draw:type="rectangle" draw:enhanced-path="M 0 0 L 21600 0 21600 21600 0 21600 0 0 Z N"/>
            </draw:custom-shape>
            <draw:custom-shape draw:style-name="gr5" draw:text-style-name="P5" xml:id="id5" draw:id="id5" draw:layer="layout" svg:width="8.89cm" svg:height="1.778cm" svg:x="7.62cm" svg:y="12.664cm">
              <text:p text:style-name="P4">Fill Livestock Production Table</text:p>
              <draw:enhanced-geometry svg:viewBox="0 0 21600 21600" draw:type="rectangle" draw:enhanced-path="M 0 0 L 21600 0 21600 21600 0 21600 0 0 Z N"/>
            </draw:custom-shape>
            <draw:custom-shape draw:style-name="gr6" draw:text-style-name="P6" xml:id="id6" draw:id="id6" draw:layer="layout" svg:width="5.08cm" svg:height="4.826cm" svg:x="18.666cm" svg:y="6.88cm">
              <text:p text:style-name="P1">Final Calculation :</text:p>
              <text:p text:style-name="P1">Get land use for</text:p>
              <text:p text:style-name="P1">Each EXIOBASE</text:p>
              <text:p text:style-name="P1">Product category</text:p>
              <draw:enhanced-geometry svg:viewBox="0 0 21600 21600" draw:type="rectangle" draw:enhanced-path="M 0 0 L 21600 0 21600 21600 0 21600 0 0 Z N"/>
            </draw:custom-shape>
            <draw:connector draw:style-name="gr7" draw:text-style-name="P7" draw:layer="layout" svg:x1="5.588cm" svg:y1="9.293cm" svg:x2="7.62cm" svg:y2="4.653cm" draw:start-shape="id1" draw:start-glue-point="1" draw:end-shape="id2" draw:end-glue-point="3" svg:d="M5588 9293h1016v-4640h1016" svg:viewBox="0 0 2033 4641">
              <text:p/>
            </draw:connector>
            <draw:connector draw:style-name="gr7" draw:text-style-name="P7" draw:layer="layout" svg:x1="5.588cm" svg:y1="9.293cm" svg:x2="7.62cm" svg:y2="7.753cm" draw:start-shape="id1" draw:start-glue-point="1" draw:end-shape="id3" draw:end-glue-point="3" svg:d="M5588 9293h1016v-1540h1016" svg:viewBox="0 0 2033 1541">
              <text:p/>
            </draw:connector>
            <draw:connector draw:style-name="gr7" draw:text-style-name="P7" draw:layer="layout" svg:x1="5.588cm" svg:y1="9.293cm" svg:x2="7.62cm" svg:y2="10.753cm" draw:start-shape="id1" draw:start-glue-point="1" draw:end-shape="id4" draw:end-glue-point="3" svg:d="M5588 9293h1016v1460h1016" svg:viewBox="0 0 2033 1461">
              <text:p/>
            </draw:connector>
            <draw:connector draw:style-name="gr7" draw:text-style-name="P7" draw:layer="layout" svg:x1="5.588cm" svg:y1="9.293cm" svg:x2="7.62cm" svg:y2="13.553cm" draw:start-shape="id1" draw:start-glue-point="1" draw:end-shape="id5" draw:end-glue-point="3" svg:d="M5588 9293h1016v4260h1016" svg:viewBox="0 0 2033 4261">
              <text:p/>
            </draw:connector>
            <draw:connector draw:style-name="gr7" draw:text-style-name="P7" draw:layer="layout" svg:x1="16.51cm" svg:y1="4.653cm" svg:x2="18.666cm" svg:y2="9.293cm" draw:start-shape="id2" draw:start-glue-point="1" draw:end-shape="id6" draw:end-glue-point="3" svg:d="M16510 4653h1078v4640h1078" svg:viewBox="0 0 2157 4641">
              <text:p/>
            </draw:connector>
            <draw:connector draw:style-name="gr7" draw:text-style-name="P7" draw:layer="layout" svg:x1="16.51cm" svg:y1="7.753cm" svg:x2="18.666cm" svg:y2="9.293cm" draw:start-shape="id3" draw:start-glue-point="1" draw:end-shape="id6" draw:end-glue-point="3" svg:d="M16510 7753h1078v1540h1078" svg:viewBox="0 0 2157 1541">
              <text:p/>
            </draw:connector>
            <draw:connector draw:style-name="gr7" draw:text-style-name="P7" draw:layer="layout" svg:x1="16.51cm" svg:y1="10.753cm" svg:x2="18.666cm" svg:y2="9.293cm" draw:start-shape="id4" draw:start-glue-point="1" draw:end-shape="id6" draw:end-glue-point="3" svg:d="M16510 10753h1078v-1460h1078" svg:viewBox="0 0 2157 1461">
              <text:p/>
            </draw:connector>
            <draw:connector draw:style-name="gr7" draw:text-style-name="P7" draw:layer="layout" svg:x1="16.51cm" svg:y1="13.553cm" svg:x2="18.666cm" svg:y2="9.293cm" draw:start-shape="id5" draw:start-glue-point="1" draw:end-shape="id6" draw:end-glue-point="3" svg:d="M16510 13553h1078v-4260h1078" svg:viewBox="0 0 2157 4261">
              <text:p/>
            </draw:connector>
          </draw:g>
          <draw:custom-shape draw:style-name="gr8" draw:text-style-name="P9" draw:layer="layout" svg:width="5.334cm" svg:height="14.246cm" svg:x="0.662cm" svg:y="1.016cm">
            <text:p text:style-name="P8"><text:span text:style-name="T1">DOWNLOAD</text:span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11.684cm" svg:height="14.246cm" svg:x="6.25cm" svg:y="1.016cm">
            <text:p text:style-name="P8"><text:span text:style-name="T1">FILL 4 TABLES</text:span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5.98cm" svg:height="14.246cm" svg:x="18.15cm" svg:y="1.016cm">
            <text:p text:style-name="P8"><text:span text:style-name="T1">EXIOBASE</text:span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08:28:33.906329281</meta:creation-date>
    <dc:date>2021-08-05T14:23:26.354074319</dc:date>
    <meta:editing-duration>PT7M22S</meta:editing-duration>
    <meta:editing-cycles>2</meta:editing-cycles>
    <meta:generator>LibreOffice/6.4.7.2$Linux_X86_64 LibreOffice_project/40$Build-2</meta:generator>
    <meta:document-statistic meta:object-count="42"/>
  </office:meta>
</office:document-meta>
</file>